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d45dba"/>
    </style:style>
    <style:style style:name="P4" style:family="paragraph" style:parent-style-name="Heading_20_2">
      <style:paragraph-properties fo:line-height="100%"/>
      <style:text-properties officeooo:rsid="05735d0c" officeooo:paragraph-rsid="060e4268"/>
    </style:style>
    <style:style style:name="P5" style:family="paragraph" style:parent-style-name="Heading_20_2">
      <style:text-properties officeooo:rsid="05735d0c" officeooo:paragraph-rsid="063722be"/>
    </style:style>
    <style:style style:name="P6" style:family="paragraph" style:parent-style-name="Heading_20_2">
      <style:text-properties officeooo:rsid="05735d0c" officeooo:paragraph-rsid="063bad15"/>
    </style:style>
    <style:style style:name="P7" style:family="paragraph" style:parent-style-name="Heading_20_2">
      <style:text-properties officeooo:rsid="05735d0c" officeooo:paragraph-rsid="06498209"/>
    </style:style>
    <style:style style:name="P8" style:family="paragraph" style:parent-style-name="Heading_20_2">
      <style:text-properties officeooo:rsid="05735d0c" officeooo:paragraph-rsid="05bb0175"/>
    </style:style>
    <style:style style:name="P9" style:family="paragraph" style:parent-style-name="Text_20_body">
      <style:text-properties officeooo:rsid="05be395e" officeooo:paragraph-rsid="05ddbf9e"/>
    </style:style>
    <style:style style:name="P10" style:family="paragraph" style:parent-style-name="Text_20_body">
      <style:paragraph-properties fo:line-height="100%"/>
      <style:text-properties officeooo:rsid="04af6545" officeooo:paragraph-rsid="05da9cad"/>
    </style:style>
    <style:style style:name="P11" style:family="paragraph" style:parent-style-name="Text_20_body">
      <style:text-properties officeooo:rsid="060e4268" officeooo:paragraph-rsid="0610a6c6"/>
    </style:style>
    <style:style style:name="P12" style:family="paragraph" style:parent-style-name="Text_20_body">
      <style:text-properties officeooo:rsid="05d7049a" officeooo:paragraph-rsid="05d7049a"/>
    </style:style>
    <style:style style:name="P13" style:family="paragraph" style:parent-style-name="Text_20_body">
      <style:text-properties officeooo:rsid="06151e6f" officeooo:paragraph-rsid="06151e6f"/>
    </style:style>
    <style:style style:name="P14" style:family="paragraph" style:parent-style-name="Text_20_body">
      <style:text-properties officeooo:rsid="061f449d" officeooo:paragraph-rsid="063722be"/>
    </style:style>
    <style:style style:name="P15" style:family="paragraph" style:parent-style-name="Text_20_body">
      <style:text-properties officeooo:rsid="0643287e" officeooo:paragraph-rsid="0643287e"/>
    </style:style>
    <style:style style:name="P16" style:family="paragraph" style:parent-style-name="Text_20_body">
      <style:text-properties officeooo:rsid="0643f654" officeooo:paragraph-rsid="064764b7"/>
    </style:style>
    <style:style style:name="P17" style:family="paragraph" style:parent-style-name="Text_20_body">
      <style:text-properties officeooo:rsid="064764b7" officeooo:paragraph-rsid="064764b7"/>
    </style:style>
    <style:style style:name="P18" style:family="paragraph" style:parent-style-name="Text_20_body">
      <style:text-properties officeooo:paragraph-rsid="06498209"/>
    </style:style>
    <style:style style:name="P19" style:family="paragraph" style:parent-style-name="Text_20_body">
      <style:text-properties officeooo:rsid="05d80ef2" officeooo:paragraph-rsid="0614d153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96ca4a" officeooo:paragraph-rsid="0641a934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62e4ed6" officeooo:paragraph-rsid="05ddbf9e"/>
    </style:style>
    <style:style style:name="P2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6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5ddbf9e"/>
    </style:style>
    <style:style style:name="P27" style:family="paragraph" style:parent-style-name="Text_20_body">
      <style:text-properties officeooo:rsid="06498209" officeooo:paragraph-rsid="06498209"/>
    </style:style>
    <style:style style:name="P28" style:family="paragraph" style:parent-style-name="Text_20_body">
      <style:text-properties officeooo:rsid="064d1d36" officeooo:paragraph-rsid="064d1d36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paragraph-rsid="05edf9e3"/>
    </style:style>
    <style:style style:name="P30" style:family="paragraph" style:parent-style-name="Heading_20_1">
      <style:paragraph-properties fo:line-height="100%"/>
      <style:text-properties officeooo:rsid="05226f8d" officeooo:paragraph-rsid="04af6545"/>
    </style:style>
    <style:style style:name="P31" style:family="paragraph" style:parent-style-name="Heading_20_2">
      <style:paragraph-properties fo:text-align="end" style:justify-single-word="false" style:writing-mode="rl-tb"/>
      <style:text-properties fo:font-style="normal" officeooo:rsid="05735d0c" officeooo:paragraph-rsid="064d1d36" style:font-style-asian="normal" style:font-style-complex="normal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e395e"/>
    </style:style>
    <style:style style:name="T4" style:family="text">
      <style:text-properties officeooo:rsid="0596ca4a"/>
    </style:style>
    <style:style style:name="T5" style:family="text">
      <style:text-properties officeooo:rsid="05db0cb0"/>
    </style:style>
    <style:style style:name="T6" style:family="text">
      <style:text-properties officeooo:rsid="05ddbf9e"/>
    </style:style>
    <style:style style:name="T7" style:family="text">
      <style:text-properties officeooo:rsid="05df579c"/>
    </style:style>
    <style:style style:name="T8" style:family="text">
      <style:text-properties officeooo:rsid="05e459a1"/>
    </style:style>
    <style:style style:name="T9" style:family="text">
      <style:text-properties officeooo:rsid="05e60424"/>
    </style:style>
    <style:style style:name="T10" style:family="text">
      <style:text-properties officeooo:rsid="05ed6dcb"/>
    </style:style>
    <style:style style:name="T11" style:family="text">
      <style:text-properties officeooo:rsid="05eda19f"/>
    </style:style>
    <style:style style:name="T12" style:family="text">
      <style:text-properties officeooo:rsid="05edf9e3"/>
    </style:style>
    <style:style style:name="T13" style:family="text">
      <style:text-properties officeooo:rsid="05ff79ad"/>
    </style:style>
    <style:style style:name="T14" style:family="text">
      <style:text-properties fo:font-style="italic" officeooo:rsid="05edf9e3" style:font-style-asian="italic" style:font-style-complex="italic"/>
    </style:style>
    <style:style style:name="T15" style:family="text">
      <style:text-properties fo:font-style="italic" officeooo:rsid="05be395e" style:font-style-asian="italic" style:font-style-complex="italic"/>
    </style:style>
    <style:style style:name="T16" style:family="text">
      <style:text-properties fo:font-style="italic" officeooo:rsid="064d1d36" style:font-style-asian="italic" style:font-style-complex="italic"/>
    </style:style>
    <style:style style:name="T17" style:family="text">
      <style:text-properties officeooo:rsid="06151e6f"/>
    </style:style>
    <style:style style:name="T18" style:family="text">
      <style:text-properties officeooo:rsid="0617083f"/>
    </style:style>
    <style:style style:name="T19" style:family="text">
      <style:text-properties officeooo:rsid="06188845"/>
    </style:style>
    <style:style style:name="T20" style:family="text">
      <style:text-properties officeooo:rsid="0623ce0c"/>
    </style:style>
    <style:style style:name="T21" style:family="text">
      <style:text-properties officeooo:rsid="062e4ed6"/>
    </style:style>
    <style:style style:name="T22" style:family="text">
      <style:text-properties officeooo:rsid="06313e8e"/>
    </style:style>
    <style:style style:name="T23" style:family="text">
      <style:text-properties officeooo:rsid="06333ad8"/>
    </style:style>
    <style:style style:name="T24" style:family="text">
      <style:text-properties officeooo:rsid="06358979"/>
    </style:style>
    <style:style style:name="T25" style:family="text">
      <style:text-properties officeooo:rsid="063881e4"/>
    </style:style>
    <style:style style:name="T26" style:family="text">
      <style:text-properties officeooo:rsid="063bad15"/>
    </style:style>
    <style:style style:name="T27" style:family="text">
      <style:text-properties officeooo:rsid="0641a934"/>
    </style:style>
    <style:style style:name="T28" style:family="text">
      <style:text-properties officeooo:rsid="0642a5dd"/>
    </style:style>
    <style:style style:name="T29" style:family="text">
      <style:text-properties officeooo:rsid="0643f654"/>
    </style:style>
    <style:style style:name="T30" style:family="text">
      <style:text-properties officeooo:rsid="064764b7"/>
    </style:style>
    <style:style style:name="T31" style:family="text">
      <style:text-properties officeooo:rsid="06498209"/>
    </style:style>
    <style:style style:name="T32" style:family="text">
      <style:text-properties officeooo:rsid="064999b8"/>
    </style:style>
    <style:style style:name="T33" style:family="text">
      <style:text-properties officeooo:rsid="064d1d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מטלה - חלוקת שכר-<text:span text:style-name="T13">דירה</text:span></text:h>
      <text:p text:style-name="P10">יש לענות על שאלה אחת לבחירתכם.</text:p>
      <text:p text:style-name="P4">שאלה <text:span text:style-name="T1">1: אלגוריתם חלופי לחלוקת שכר-דירה</text:span></text:p>
      <text:p text:style-name="P11"><text:span text:style-name="T23">הציעו</text:span> אלגוריתם חלופי לחלוקת חדרים ושכר-דירה בין שלושה שותפים, <text:span text:style-name="T23">המסתמך על </text:span>אלגוריתם Selfridge-Conway לחלוקת-עוגה ללא קנאה. <text:span text:style-name="T24">הוכיחו שהאלגוריתם שלכם אכן מחזיר חלוקה ללא קנאה.</text:span></text:p>
      <text:p text:style-name="P5">שאלה <text:span text:style-name="T26">2: בעיית חלוקת השאלות</text:span></text:p>
      <text:p text:style-name="P14">שלושה סטודנטים פותרים ביחד מטלה עם 12 שאלות. כל השאלות חובה. הם מחליטים שכל אחד יפתור 4 שאלות בדיוק. <text:span text:style-name="T25">לכל סטודנט דרושה רמת-מאמץ מסויימת (שונה) כדי לפתור כל אחת מהשאלות.</text:span></text:p>
      <text:p text:style-name="P14">תארו אלגוריתם המוצא חלוקת שאלות <text:span text:style-name="T25">לסטודנטים, שבה סכום רמות-המאמץ של כל הסטודנטים הוא הקטן ביותר.</text:span></text:p>
      <text:p text:style-name="P6">שאלה <text:span text:style-name="T26">3: עידוד השתתפות</text:span></text:p>
      <text:p text:style-name="P15"><text:span text:style-name="T2">הגדרה</text:span>: אלגוריתם נקרא "מעודד השתתפות" (במקור: "individually rational", רציונלי ליחידים) אם <text:span text:style-name="T29">התועלת של אדם המשתתף באלגוריתם תמיד גדולה לפחות כמו התועלת שלו כשהוא לא משתתף. במילים אחרות: אדם שמשתתף באלגוריתם לא מסתכן – הוא לעולם לא יינזק.</text:span></text:p>
      <text:p text:style-name="P16">א. <text:span text:style-name="T30">נניח שהדיירים קוואזי-ליניאריים. הוכיחו שאם סכום הערכים של כל דייר עבור כל החדרים גדול לפחות כמו שכר-הדירה הכולל, אז האלגוריתם עבור המודל הקרדינלי מעודד השתתפות.</text:span></text:p>
      <text:p text:style-name="P17">ב. הראו שאם סכום הערכים של דייר מסויים קטן יותר משכר הדירה אפילו בשקל אחד, אז האלגוריתם לא מעודד השתתפות.</text:p>
      <text:p text:style-name="P7">שאלה <text:span text:style-name="T31">4: השמה ממקסמת סכום ערכים - סיבוכיות זמן ריצה</text:span></text:p>
      <text:p text:style-name="P18">א. <text:span text:style-name="T31">מהי סיבוכיות זמן הריצה של האלגוריתם הטוב ביותר למציאת השמת חדרים לדיירים הממקסמת את סכום הערכים?</text:span></text:p>
      <text:p text:style-name="P27">ב. בדקו ע"י ניסוי, מהי (בקירוב) סיבוכיות זמן הריצה של האלגוריתם max_weight_matching הממומש בספריה networkx של פייתון? (דרך אפשרית לבדוק היא להריץ את האלגוריתם על גרפים בגדלים שונים, לשרטט גרף של זמן הריצה כפונקציה של גודל הגרף, ולנסות להתאים פונקציה לגרף).</text:p>
      <text:p text:style-name="P3">שאלה <text:span text:style-name="T32">5: מחיר אגליטרי</text:span></text:p>
      <text:p text:style-name="P12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<text:span text:style-name="T17">וקטור-המחירים </text:span>ה<text:span text:style-name="T2">אגליטרי </text:span>(egalitarian) היא <text:span text:style-name="T17">הוקטור שבו </text:span>התועלת הקטנה ביותר היא גדולה יותר <text:span text:style-name="T5">מכל שאר הוקטורים</text:span>.<text:span text:style-name="T5"> </text:span></text:p>
      <text:p text:style-name="P13"><text:soft-page-break/>א. הדגימו את המושג "<text:span text:style-name="T18">וקטור-מחירים אגליטרי</text:span>" על בעיית שכר-דירה עם <text:span text:style-name="T19">שני</text:span> חדרים <text:span text:style-name="T19">ושני דיירים</text:span>: <text:span text:style-name="T18">המציאו ערכים, מיצאו את ההשמה הממקסמת את סכום הערכים, והראו שני וקטורי-מחירים – אחד אגליטרי ואחד לא אגליטרי.</text:span></text:p>
      <text:p text:style-name="P19"><text:span text:style-name="T18">ב</text:span>. <text:span text:style-name="T32">כיתבו פקודה בפייתון המוצאת וקטור-מחירים אגליטרי עבור השמת-חדרים נתונה.</text:span></text:p>
      <text:p text:style-name="P19"/>
      <text:p text:style-name="P8">שאלה <text:span text:style-name="T20">6: חלוקת שכר-דירה לדיירים עניים</text:span></text:p>
      <text:p text:style-name="P9">רוצים לחלק <text:span text:style-name="T9">n </text:span>חדרים <text:span text:style-name="T9">ל-n </text:span>דיירים <text:span text:style-name="T28">עם העדפות אורדינליות, המקיימים את "הנחת הדיירים העניים" (כל דייר מעדיף כל חדר בחינם על כל חדר בתשלום). <text:s/></text:span>כל דייר<text:span text:style-name="T4"> מיוצג ע"י המחלקה הבאה:</text:span></text:p>
      <text:p text:style-name="P24">def <text:span text:style-name="T27">Ordinal</text:span>Agent:</text:p>
      <text:p text:style-name="P22"><text:span text:style-name="T7"><text:tab/>def bestRoom</text:span>(<text:span text:style-name="T21">prices:List[int]</text:span>)-<text:span text:style-name="T21">&gt;int:</text:span></text:p>
      <text:p text:style-name="P22"><text:s text:c="5"/>// INPUT: <text:s text:c="2"/><text:span text:style-name="T6">the prices of the n rooms, in shekels.</text:span></text:p>
      <text:p text:style-name="P22"><text:s text:c="5"/>// OUTPUT: <text:s/><text:span text:style-name="T6">the index of a room that the agent most <text:line-break/> <text:s text:c="4"/>// <text:s text:c="5"/>prefers in these prices. Index is between 0 and n-1.</text:span></text:p>
      <text:p text:style-name="P20"/>
      <text:p text:style-name="P20">כיתבו <text:span text:style-name="T8">אלגוריתם המקבל כקלט n דיירים ואת מחיר הדירה הכולל בשקלים, ומוצא השמת-חדרים ללא קנאה עד כדי שקל אחד. <text:s/>אם זה מקל עליכם - אפשר להניח ש n=3. </text:span></text:p>
      <text:p text:style-name="P21">כותרת הפונקציה:</text:p>
      <text:p text:style-name="P23"><text:span text:style-name="T22">def</text:span> <text:span text:style-name="T3">findAlmostEnvyFree</text:span>(<text:span text:style-name="T22">agents:List[OrdinalAgent</text:span>]<text:span text:style-name="T10">, totalRent:int</text:span>):</text:p>
      <text:p text:style-name="P26">פלט לדוגמה:</text:p>
      <text:p text:style-name="P25"><text:span text:style-name="T11">A</text:span>gent 0 receives room 2<text:span text:style-name="T12"> for 163 shekels.</text:span></text:p>
      <text:p text:style-name="P25"><text:span text:style-name="T12">A</text:span>gent 1 receives room 1<text:span text:style-name="T12"> for 274 shekels.</text:span></text:p>
      <text:p text:style-name="P29"><text:span text:style-name="T14">A</text:span><text:span text:style-name="T15">gent 2 receives room 0</text:span><text:span text:style-name="T14"> for 343 shekels.</text:span></text:p>
      <text:p text:style-name="P29"><text:span text:style-name="T14"/></text:p>
      <text:p text:style-name="P31"><text:span text:style-name="T12">שאלה 7: יעילות פארטו בחלוקת שכר דירה</text:span></text:p>
      <text:p text:style-name="Text_20_body"><text:span text:style-name="T33">א. בבעיית חלוקת שכר-דירה במודל הקרדינלי, הוכיחו שהשמה היא יעילה-פארטו </text:span><text:span text:style-name="T16">אם-ורק-אם </text:span><text:span text:style-name="T33">היא ממקסמת את סכום הערכים.</text:span></text:p>
      <text:p text:style-name="P28">ב. כזכור, המשפט של סעיף א לא היה נכון בבעיית חלוקת המשאבים מההרצאה הקודמת. איך זה מסתדר – מה ההבדל העקרוני בין שתי הבעיות?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11T18:54:09.994436655</dc:date>
    <meta:editing-duration>P11DT5H46M54S</meta:editing-duration>
    <meta:editing-cycles>1432</meta:editing-cycles>
    <dc:creator>Erel Segal-Halevi</dc:creator>
    <meta:document-statistic meta:table-count="0" meta:image-count="0" meta:object-count="0" meta:page-count="2" meta:paragraph-count="36" meta:word-count="527" meta:character-count="3141" meta:non-whitespace-character-count="2616"/>
  </office:meta>
</office:document-meta>
</file>